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4424">
            <text:p>T-4424</text:p>
          </table:table-cell>
          <table:table-cell office:value-type="float" office:value="59.3416851694053">
            <text:p>59.3416851694053</text:p>
          </table:table-cell>
          <table:table-cell office:value-type="float" office:value="5.29490461260562">
            <text:p>5.29490461260562</text:p>
          </table:table-cell>
          <table:table-cell office:value-type="float" office:value="3780.0">
            <text:p>3780.0</text:p>
          </table:table-cell>
          <table:table-cell office:value-type="float" office:value="100.0">
            <text:p>100.0</text:p>
          </table:table-cell>
          <table:table-cell office:value-type="string" office:value="beach sands">
            <text:p>beach sand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.16">
            <text:p>11.16</text:p>
          </table:table-cell>
          <table:table-cell office:value-type="float" office:value="7.09">
            <text:p>7.09</text:p>
          </table:table-cell>
          <table:table-cell office:value-type="float" office:value="7.090157629363937">
            <text:p>7.090157629363937</text:p>
          </table:table-cell>
          <table:table-cell office:value-type="string" office:value="LindblomEtal1997,CreelEtal2022">
            <text:p>LindblomEtal199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4149A">
            <text:p>T-4149A</text:p>
          </table:table-cell>
          <table:table-cell office:value-type="float" office:value="59.4008">
            <text:p>59.4008</text:p>
          </table:table-cell>
          <table:table-cell office:value-type="float" office:value="5.66">
            <text:p>5.66</text:p>
          </table:table-cell>
          <table:table-cell office:value-type="float" office:value="11300.0">
            <text:p>11300.0</text:p>
          </table:table-cell>
          <table:table-cell office:value-type="float" office:value="150.0">
            <text:p>15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1.32">
            <text:p>1.32</text:p>
          </table:table-cell>
          <table:table-cell office:value-type="float" office:value="1.317869440807022">
            <text:p>1.317869440807022</text:p>
          </table:table-cell>
          <table:table-cell office:value-type="string" office:value="AnundsenFjeldskaar1983,CreelEtal2022">
            <text:p>AnundsenFjeldskaar1983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3403A">
            <text:p>T-3403A</text:p>
          </table:table-cell>
          <table:table-cell office:value-type="float" office:value="59.3983">
            <text:p>59.3983</text:p>
          </table:table-cell>
          <table:table-cell office:value-type="float" office:value="5.67">
            <text:p>5.67</text:p>
          </table:table-cell>
          <table:table-cell office:value-type="float" office:value="10850.0">
            <text:p>10850.0</text:p>
          </table:table-cell>
          <table:table-cell office:value-type="float" office:value="170.0">
            <text:p>17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7.61">
            <text:p>37.61</text:p>
          </table:table-cell>
          <table:table-cell office:value-type="float" office:value="1.34">
            <text:p>1.34</text:p>
          </table:table-cell>
          <table:table-cell office:value-type="float" office:value="1.341190751903252">
            <text:p>1.341190751903252</text:p>
          </table:table-cell>
          <table:table-cell office:value-type="string" office:value="AnundsenFjeldskaar1983,CreelEtal2022">
            <text:p>AnundsenFjeldskaar1983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3404">
            <text:p>T-3404</text:p>
          </table:table-cell>
          <table:table-cell office:value-type="float" office:value="59.3983">
            <text:p>59.3983</text:p>
          </table:table-cell>
          <table:table-cell office:value-type="float" office:value="5.67">
            <text:p>5.67</text:p>
          </table:table-cell>
          <table:table-cell office:value-type="float" office:value="11460.0">
            <text:p>11460.0</text:p>
          </table:table-cell>
          <table:table-cell office:value-type="float" office:value="190.0">
            <text:p>19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7.61">
            <text:p>37.61</text:p>
          </table:table-cell>
          <table:table-cell office:value-type="float" office:value="1.34">
            <text:p>1.34</text:p>
          </table:table-cell>
          <table:table-cell office:value-type="float" office:value="1.341190751903252">
            <text:p>1.341190751903252</text:p>
          </table:table-cell>
          <table:table-cell office:value-type="string" office:value="AnundsenFjeldskaar1983,CreelEtal2022">
            <text:p>AnundsenFjeldskaar1983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3583A">
            <text:p>T-3583A</text:p>
          </table:table-cell>
          <table:table-cell office:value-type="float" office:value="59.3983">
            <text:p>59.3983</text:p>
          </table:table-cell>
          <table:table-cell office:value-type="float" office:value="5.67">
            <text:p>5.67</text:p>
          </table:table-cell>
          <table:table-cell office:value-type="float" office:value="10280.0">
            <text:p>10280.0</text:p>
          </table:table-cell>
          <table:table-cell office:value-type="float" office:value="180.0">
            <text:p>18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8.02">
            <text:p>38.02</text:p>
          </table:table-cell>
          <table:table-cell office:value-type="float" office:value="1.41">
            <text:p>1.41</text:p>
          </table:table-cell>
          <table:table-cell office:value-type="float" office:value="1.4057591752538308">
            <text:p>1.4057591752538308</text:p>
          </table:table-cell>
          <table:table-cell office:value-type="string" office:value="AnundsenFjeldskaar1983,CreelEtal2022">
            <text:p>AnundsenFjeldskaar1983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5481A">
            <text:p>T-5481A</text:p>
          </table:table-cell>
          <table:table-cell office:value-type="float" office:value="59.4032">
            <text:p>59.4032</text:p>
          </table:table-cell>
          <table:table-cell office:value-type="float" office:value="5.66">
            <text:p>5.66</text:p>
          </table:table-cell>
          <table:table-cell office:value-type="float" office:value="10110.0">
            <text:p>10110.0</text:p>
          </table:table-cell>
          <table:table-cell office:value-type="float" office:value="210.0">
            <text:p>21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1.72">
            <text:p>41.72</text:p>
          </table:table-cell>
          <table:table-cell office:value-type="float" office:value="1.43">
            <text:p>1.43</text:p>
          </table:table-cell>
          <table:table-cell office:value-type="float" office:value="1.4287977456346943">
            <text:p>1.4287977456346943</text:p>
          </table:table-cell>
          <table:table-cell office:value-type="string" office:value="BraatenHermansen1985,HelleEtal2007,CreelEtal2022">
            <text:p>BraatenHermansen1985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5457A">
            <text:p>T-5457A</text:p>
          </table:table-cell>
          <table:table-cell office:value-type="float" office:value="59.4008">
            <text:p>59.4008</text:p>
          </table:table-cell>
          <table:table-cell office:value-type="float" office:value="5.66">
            <text:p>5.66</text:p>
          </table:table-cell>
          <table:table-cell office:value-type="float" office:value="9730.0">
            <text:p>9730.0</text:p>
          </table:table-cell>
          <table:table-cell office:value-type="float" office:value="210.0">
            <text:p>21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4.02">
            <text:p>34.02</text:p>
          </table:table-cell>
          <table:table-cell office:value-type="float" office:value="1.38">
            <text:p>1.38</text:p>
          </table:table-cell>
          <table:table-cell office:value-type="float" office:value="1.3802562519787993">
            <text:p>1.3802562519787993</text:p>
          </table:table-cell>
          <table:table-cell office:value-type="string" office:value="AnundsenFjeldskaar1983,HelleEtal2007,CreelEtal2022">
            <text:p>AnundsenFjeldskaar1983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126390">
            <text:p>Beta-126390</text:p>
          </table:table-cell>
          <table:table-cell office:value-type="float" office:value="59.3338">
            <text:p>59.3338</text:p>
          </table:table-cell>
          <table:table-cell office:value-type="float" office:value="5.44">
            <text:p>5.44</text:p>
          </table:table-cell>
          <table:table-cell office:value-type="float" office:value="9610.0">
            <text:p>9610.0</text:p>
          </table:table-cell>
          <table:table-cell office:value-type="float" office:value="70.0">
            <text:p>70.0</text:p>
          </table:table-cell>
          <table:table-cell office:value-type="string" office:value="organic material">
            <text:p>organic materi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.61">
            <text:p>11.61</text:p>
          </table:table-cell>
          <table:table-cell office:value-type="float" office:value="1.24">
            <text:p>1.24</text:p>
          </table:table-cell>
          <table:table-cell office:value-type="float" office:value="1.2379114853638948">
            <text:p>1.2379114853638948</text:p>
          </table:table-cell>
          <table:table-cell office:value-type="string" office:value="Midtbo2000,ProschDanielsen2006,CreelEtal2022">
            <text:p>Midtbo2000,ProschDanielsen2006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4053">
            <text:p>T-4053</text:p>
          </table:table-cell>
          <table:table-cell office:value-type="float" office:value="59.4008">
            <text:p>59.4008</text:p>
          </table:table-cell>
          <table:table-cell office:value-type="float" office:value="5.66">
            <text:p>5.66</text:p>
          </table:table-cell>
          <table:table-cell office:value-type="float" office:value="11720.0">
            <text:p>11720.0</text:p>
          </table:table-cell>
          <table:table-cell office:value-type="float" office:value="150.0">
            <text:p>15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1.32">
            <text:p>1.32</text:p>
          </table:table-cell>
          <table:table-cell office:value-type="float" office:value="1.317869440807022">
            <text:p>1.317869440807022</text:p>
          </table:table-cell>
          <table:table-cell office:value-type="string" office:value="AnundsenFjeldskaar1983,HelleEtal2007,CreelEtal2022">
            <text:p>AnundsenFjeldskaar1983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4052A">
            <text:p>T-4052A</text:p>
          </table:table-cell>
          <table:table-cell office:value-type="float" office:value="59.4008">
            <text:p>59.4008</text:p>
          </table:table-cell>
          <table:table-cell office:value-type="float" office:value="5.66">
            <text:p>5.66</text:p>
          </table:table-cell>
          <table:table-cell office:value-type="float" office:value="11440.0">
            <text:p>11440.0</text:p>
          </table:table-cell>
          <table:table-cell office:value-type="float" office:value="110.0">
            <text:p>11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4.02">
            <text:p>34.02</text:p>
          </table:table-cell>
          <table:table-cell office:value-type="float" office:value="1.38">
            <text:p>1.38</text:p>
          </table:table-cell>
          <table:table-cell office:value-type="float" office:value="1.3802562519787993">
            <text:p>1.3802562519787993</text:p>
          </table:table-cell>
          <table:table-cell office:value-type="string" office:value="AnundsenFjeldskaar1983,CreelEtal2022">
            <text:p>AnundsenFjeldskaar1983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126388">
            <text:p>Beta-126388</text:p>
          </table:table-cell>
          <table:table-cell office:value-type="float" office:value="59.347">
            <text:p>59.347</text:p>
          </table:table-cell>
          <table:table-cell office:value-type="float" office:value="5.48">
            <text:p>5.48</text:p>
          </table:table-cell>
          <table:table-cell office:value-type="float" office:value="2150.0">
            <text:p>2150.0</text:p>
          </table:table-cell>
          <table:table-cell office:value-type="float" office:value="50.0">
            <text:p>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2">
            <text:p>2.02</text:p>
          </table:table-cell>
          <table:table-cell office:value-type="float" office:value="1.19">
            <text:p>1.19</text:p>
          </table:table-cell>
          <table:table-cell office:value-type="float" office:value="1.1898750120182657">
            <text:p>1.1898750120182657</text:p>
          </table:table-cell>
          <table:table-cell office:value-type="string" office:value="Midtbo2000,CreelEtal2022">
            <text:p>Midtbo2000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3362A">
            <text:p>T-3362A</text:p>
          </table:table-cell>
          <table:table-cell office:value-type="float" office:value="59.3983">
            <text:p>59.3983</text:p>
          </table:table-cell>
          <table:table-cell office:value-type="float" office:value="5.67">
            <text:p>5.67</text:p>
          </table:table-cell>
          <table:table-cell office:value-type="float" office:value="10380.0">
            <text:p>10380.0</text:p>
          </table:table-cell>
          <table:table-cell office:value-type="float" office:value="170.0">
            <text:p>17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8.02">
            <text:p>38.02</text:p>
          </table:table-cell>
          <table:table-cell office:value-type="float" office:value="1.41">
            <text:p>1.41</text:p>
          </table:table-cell>
          <table:table-cell office:value-type="float" office:value="1.4057591752538308">
            <text:p>1.4057591752538308</text:p>
          </table:table-cell>
          <table:table-cell office:value-type="string" office:value="AnundsenFjeldskaar1983,CreelEtal2022">
            <text:p>AnundsenFjeldskaar1983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3780A">
            <text:p>T-3780A</text:p>
          </table:table-cell>
          <table:table-cell office:value-type="float" office:value="59.3953">
            <text:p>59.3953</text:p>
          </table:table-cell>
          <table:table-cell office:value-type="float" office:value="5.66">
            <text:p>5.66</text:p>
          </table:table-cell>
          <table:table-cell office:value-type="float" office:value="11260.0">
            <text:p>11260.0</text:p>
          </table:table-cell>
          <table:table-cell office:value-type="float" office:value="310.0">
            <text:p>31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1.29">
            <text:p>1.29</text:p>
          </table:table-cell>
          <table:table-cell office:value-type="float" office:value="1.2927126792894181">
            <text:p>1.2927126792894181</text:p>
          </table:table-cell>
          <table:table-cell office:value-type="string" office:value="AnundsenFjeldskaar1983,CreelEtal2022">
            <text:p>AnundsenFjeldskaar1983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126386">
            <text:p>Beta-126386</text:p>
          </table:table-cell>
          <table:table-cell office:value-type="float" office:value="59.347">
            <text:p>59.347</text:p>
          </table:table-cell>
          <table:table-cell office:value-type="float" office:value="5.48">
            <text:p>5.48</text:p>
          </table:table-cell>
          <table:table-cell office:value-type="float" office:value="2320.0">
            <text:p>2320.0</text:p>
          </table:table-cell>
          <table:table-cell office:value-type="float" office:value="50.0">
            <text:p>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2">
            <text:p>2.02</text:p>
          </table:table-cell>
          <table:table-cell office:value-type="float" office:value="1.19">
            <text:p>1.19</text:p>
          </table:table-cell>
          <table:table-cell office:value-type="float" office:value="1.1898750120182657">
            <text:p>1.1898750120182657</text:p>
          </table:table-cell>
          <table:table-cell office:value-type="string" office:value="Midtbo2000,CreelEtal2022">
            <text:p>Midtbo2000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4051A">
            <text:p>T-4051A</text:p>
          </table:table-cell>
          <table:table-cell office:value-type="float" office:value="59.4008">
            <text:p>59.4008</text:p>
          </table:table-cell>
          <table:table-cell office:value-type="float" office:value="5.66">
            <text:p>5.66</text:p>
          </table:table-cell>
          <table:table-cell office:value-type="float" office:value="12280.0">
            <text:p>12280.0</text:p>
          </table:table-cell>
          <table:table-cell office:value-type="float" office:value="90.0">
            <text:p>9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1.32">
            <text:p>1.32</text:p>
          </table:table-cell>
          <table:table-cell office:value-type="float" office:value="1.317869440807022">
            <text:p>1.317869440807022</text:p>
          </table:table-cell>
          <table:table-cell office:value-type="string" office:value="AnundsenFjeldskaar1983,CreelEtal2022">
            <text:p>AnundsenFjeldskaar1983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2998A">
            <text:p>T-2998A</text:p>
          </table:table-cell>
          <table:table-cell office:value-type="float" office:value="59.3953">
            <text:p>59.3953</text:p>
          </table:table-cell>
          <table:table-cell office:value-type="float" office:value="5.66">
            <text:p>5.66</text:p>
          </table:table-cell>
          <table:table-cell office:value-type="float" office:value="10530.0">
            <text:p>10530.0</text:p>
          </table:table-cell>
          <table:table-cell office:value-type="float" office:value="130.0">
            <text:p>130.0</text:p>
          </table:table-cell>
          <table:table-cell office:value-type="string" office:value="diatoms">
            <text:p>diatom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1.29">
            <text:p>1.29</text:p>
          </table:table-cell>
          <table:table-cell office:value-type="float" office:value="1.2927126792894181">
            <text:p>1.2927126792894181</text:p>
          </table:table-cell>
          <table:table-cell office:value-type="string" office:value="AnundsenFjeldskaar1983,CreelEtal2022">
            <text:p>AnundsenFjeldskaar1983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2999A">
            <text:p>T-2999A</text:p>
          </table:table-cell>
          <table:table-cell office:value-type="float" office:value="59.3953">
            <text:p>59.3953</text:p>
          </table:table-cell>
          <table:table-cell office:value-type="float" office:value="5.66">
            <text:p>5.66</text:p>
          </table:table-cell>
          <table:table-cell office:value-type="float" office:value="9910.0">
            <text:p>9910.0</text:p>
          </table:table-cell>
          <table:table-cell office:value-type="float" office:value="90.0">
            <text:p>90.0</text:p>
          </table:table-cell>
          <table:table-cell office:value-type="string" office:value="molluscs">
            <text:p>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0.02">
            <text:p>30.02</text:p>
          </table:table-cell>
          <table:table-cell office:value-type="float" office:value="1.36">
            <text:p>1.36</text:p>
          </table:table-cell>
          <table:table-cell office:value-type="float" office:value="1.3554650541611493">
            <text:p>1.3554650541611493</text:p>
          </table:table-cell>
          <table:table-cell office:value-type="string" office:value="AnundsenFjeldskaar1983,CreelEtal2022">
            <text:p>AnundsenFjeldskaar1983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4417">
            <text:p>T-4417</text:p>
          </table:table-cell>
          <table:table-cell office:value-type="float" office:value="59.3416851694053">
            <text:p>59.3416851694053</text:p>
          </table:table-cell>
          <table:table-cell office:value-type="float" office:value="5.29490461260562">
            <text:p>5.29490461260562</text:p>
          </table:table-cell>
          <table:table-cell office:value-type="float" office:value="3320.0">
            <text:p>3320.0</text:p>
          </table:table-cell>
          <table:table-cell office:value-type="float" office:value="80.0">
            <text:p>80.0</text:p>
          </table:table-cell>
          <table:table-cell office:value-type="string" office:value="alnus twigs">
            <text:p>alnus twig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9.86">
            <text:p>9.86</text:p>
          </table:table-cell>
          <table:table-cell office:value-type="float" office:value="1.13">
            <text:p>1.13</text:p>
          </table:table-cell>
          <table:table-cell office:value-type="float" office:value="1.1270914821910625">
            <text:p>1.1270914821910625</text:p>
          </table:table-cell>
          <table:table-cell office:value-type="string" office:value="LindblomEtal1997,CreelEtal2022">
            <text:p>LindblomEtal199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4418">
            <text:p>T-4418</text:p>
          </table:table-cell>
          <table:table-cell office:value-type="float" office:value="59.3416851694053">
            <text:p>59.3416851694053</text:p>
          </table:table-cell>
          <table:table-cell office:value-type="float" office:value="5.29490461260562">
            <text:p>5.29490461260562</text:p>
          </table:table-cell>
          <table:table-cell office:value-type="float" office:value="3240.0">
            <text:p>3240.0</text:p>
          </table:table-cell>
          <table:table-cell office:value-type="float" office:value="80.0">
            <text:p>80.0</text:p>
          </table:table-cell>
          <table:table-cell office:value-type="string" office:value="beach sands">
            <text:p>beach sand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.16">
            <text:p>11.16</text:p>
          </table:table-cell>
          <table:table-cell office:value-type="float" office:value="1.42">
            <text:p>1.42</text:p>
          </table:table-cell>
          <table:table-cell office:value-type="float" office:value="1.4213849616580463">
            <text:p>1.4213849616580463</text:p>
          </table:table-cell>
          <table:table-cell office:value-type="string" office:value="LindblomEtal1997,CreelEtal2022">
            <text:p>LindblomEtal199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3780C">
            <text:p>T-3780C</text:p>
          </table:table-cell>
          <table:table-cell office:value-type="float" office:value="59.3953">
            <text:p>59.3953</text:p>
          </table:table-cell>
          <table:table-cell office:value-type="float" office:value="5.66">
            <text:p>5.66</text:p>
          </table:table-cell>
          <table:table-cell office:value-type="float" office:value="11940.0">
            <text:p>11940.0</text:p>
          </table:table-cell>
          <table:table-cell office:value-type="float" office:value="160.0">
            <text:p>16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1.29">
            <text:p>1.29</text:p>
          </table:table-cell>
          <table:table-cell office:value-type="float" office:value="1.2927126792894181">
            <text:p>1.2927126792894181</text:p>
          </table:table-cell>
          <table:table-cell office:value-type="string" office:value="AnundsenFjeldskaar1983,HelleEtal2007,CreelEtal2022">
            <text:p>AnundsenFjeldskaar1983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4419">
            <text:p>T-4419</text:p>
          </table:table-cell>
          <table:table-cell office:value-type="float" office:value="59.3416851694053">
            <text:p>59.3416851694053</text:p>
          </table:table-cell>
          <table:table-cell office:value-type="float" office:value="5.29490461260562">
            <text:p>5.29490461260562</text:p>
          </table:table-cell>
          <table:table-cell office:value-type="float" office:value="3530.0">
            <text:p>3530.0</text:p>
          </table:table-cell>
          <table:table-cell office:value-type="float" office:value="50.0">
            <text:p>50.0</text:p>
          </table:table-cell>
          <table:table-cell office:value-type="string" office:value="beach sands">
            <text:p>beach sand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.66">
            <text:p>10.66</text:p>
          </table:table-cell>
          <table:table-cell office:value-type="float" office:value="1.13">
            <text:p>1.13</text:p>
          </table:table-cell>
          <table:table-cell office:value-type="float" office:value="1.1270914821910625">
            <text:p>1.1270914821910625</text:p>
          </table:table-cell>
          <table:table-cell office:value-type="string" office:value="LindblomEtal1997,CreelEtal2022">
            <text:p>LindblomEtal199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4425">
            <text:p>T-4425</text:p>
          </table:table-cell>
          <table:table-cell office:value-type="float" office:value="59.3416851694053">
            <text:p>59.3416851694053</text:p>
          </table:table-cell>
          <table:table-cell office:value-type="float" office:value="5.29490461260562">
            <text:p>5.29490461260562</text:p>
          </table:table-cell>
          <table:table-cell office:value-type="float" office:value="2230.0">
            <text:p>2230.0</text:p>
          </table:table-cell>
          <table:table-cell office:value-type="float" office:value="80.0">
            <text:p>80.0</text:p>
          </table:table-cell>
          <table:table-cell office:value-type="string" office:value="beach sands">
            <text:p>beach sand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9.86">
            <text:p>9.86</text:p>
          </table:table-cell>
          <table:table-cell office:value-type="float" office:value="1.13">
            <text:p>1.13</text:p>
          </table:table-cell>
          <table:table-cell office:value-type="float" office:value="1.1270914821910625">
            <text:p>1.1270914821910625</text:p>
          </table:table-cell>
          <table:table-cell office:value-type="string" office:value="LindblomEtal1997,CreelEtal2022">
            <text:p>LindblomEtal199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4420">
            <text:p>T-4420</text:p>
          </table:table-cell>
          <table:table-cell office:value-type="float" office:value="59.3416851694053">
            <text:p>59.3416851694053</text:p>
          </table:table-cell>
          <table:table-cell office:value-type="float" office:value="5.29490461260562">
            <text:p>5.29490461260562</text:p>
          </table:table-cell>
          <table:table-cell office:value-type="float" office:value="3600.0">
            <text:p>3600.0</text:p>
          </table:table-cell>
          <table:table-cell office:value-type="float" office:value="70.0">
            <text:p>70.0</text:p>
          </table:table-cell>
          <table:table-cell office:value-type="string" office:value="beach sands">
            <text:p>beach sand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.16">
            <text:p>11.16</text:p>
          </table:table-cell>
          <table:table-cell office:value-type="float" office:value="1.42">
            <text:p>1.42</text:p>
          </table:table-cell>
          <table:table-cell office:value-type="float" office:value="1.4213849616580463">
            <text:p>1.4213849616580463</text:p>
          </table:table-cell>
          <table:table-cell office:value-type="string" office:value="LindblomEtal1997,CreelEtal2022">
            <text:p>LindblomEtal199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419386">
            <text:p>Beta-419386</text:p>
          </table:table-cell>
          <table:table-cell office:value-type="float" office:value="59.1636">
            <text:p>59.1636</text:p>
          </table:table-cell>
          <table:table-cell office:value-type="float" office:value="5.22">
            <text:p>5.22</text:p>
          </table:table-cell>
          <table:table-cell office:value-type="float" office:value="15190.0">
            <text:p>15190.0</text:p>
          </table:table-cell>
          <table:table-cell office:value-type="float" office:value="50.0">
            <text:p>50.0</text:p>
          </table:table-cell>
          <table:table-cell office:value-type="string" office:value="foraminifera">
            <text:p>foraminifera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5.65">
            <text:p>15.65</text:p>
          </table:table-cell>
          <table:table-cell office:value-type="float" office:value="0.33">
            <text:p>0.33</text:p>
          </table:table-cell>
          <table:table-cell office:value-type="float" office:value="0.3345198863720766">
            <text:p>0.3345198863720766</text:p>
          </table:table-cell>
          <table:table-cell office:value-type="string" office:value="VasskogEtal2019,CreelEtal2022">
            <text:p>VasskogEtal2019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7173A">
            <text:p>T-7173A</text:p>
          </table:table-cell>
          <table:table-cell office:value-type="float" office:value="59.2509">
            <text:p>59.2509</text:p>
          </table:table-cell>
          <table:table-cell office:value-type="float" office:value="5.46">
            <text:p>5.46</text:p>
          </table:table-cell>
          <table:table-cell office:value-type="float" office:value="10100.0">
            <text:p>10100.0</text:p>
          </table:table-cell>
          <table:table-cell office:value-type="float" office:value="280.0">
            <text:p>28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7.5">
            <text:p>7.5</text:p>
          </table:table-cell>
          <table:table-cell office:value-type="float" office:value="1.13">
            <text:p>1.13</text:p>
          </table:table-cell>
          <table:table-cell office:value-type="float" office:value="1.1312313468162583">
            <text:p>1.1312313468162583</text:p>
          </table:table-cell>
          <table:table-cell office:value-type="string" office:value="Thomsen1989,HelleEtal2007,CreelEtal2022">
            <text:p>Thomsen1989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4422">
            <text:p>T-4422</text:p>
          </table:table-cell>
          <table:table-cell office:value-type="float" office:value="59.3416851694053">
            <text:p>59.3416851694053</text:p>
          </table:table-cell>
          <table:table-cell office:value-type="float" office:value="5.29490461260562">
            <text:p>5.29490461260562</text:p>
          </table:table-cell>
          <table:table-cell office:value-type="float" office:value="2630.0">
            <text:p>2630.0</text:p>
          </table:table-cell>
          <table:table-cell office:value-type="float" office:value="90.0">
            <text:p>90.0</text:p>
          </table:table-cell>
          <table:table-cell office:value-type="string" office:value="beach sands">
            <text:p>beach sand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3.66">
            <text:p>13.66</text:p>
          </table:table-cell>
          <table:table-cell office:value-type="float" office:value="1.13">
            <text:p>1.13</text:p>
          </table:table-cell>
          <table:table-cell office:value-type="float" office:value="1.1270914821910625">
            <text:p>1.1270914821910625</text:p>
          </table:table-cell>
          <table:table-cell office:value-type="string" office:value="LindblomEtal1997,CreelEtal2022">
            <text:p>LindblomEtal199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3219A">
            <text:p>T-3219A</text:p>
          </table:table-cell>
          <table:table-cell office:value-type="float" office:value="59.3961">
            <text:p>59.3961</text:p>
          </table:table-cell>
          <table:table-cell office:value-type="float" office:value="5.66">
            <text:p>5.66</text:p>
          </table:table-cell>
          <table:table-cell office:value-type="float" office:value="9850.0">
            <text:p>9850.0</text:p>
          </table:table-cell>
          <table:table-cell office:value-type="float" office:value="100.0">
            <text:p>10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5.02">
            <text:p>25.02</text:p>
          </table:table-cell>
          <table:table-cell office:value-type="float" office:value="1.33">
            <text:p>1.33</text:p>
          </table:table-cell>
          <table:table-cell office:value-type="float" office:value="1.326666047075055">
            <text:p>1.326666047075055</text:p>
          </table:table-cell>
          <table:table-cell office:value-type="string" office:value="AnundsenFjeldskaar1983,CreelEtal2022">
            <text:p>AnundsenFjeldskaar1983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222021">
            <text:p>Beta-222021</text:p>
          </table:table-cell>
          <table:table-cell office:value-type="float" office:value="59.3391">
            <text:p>59.3391</text:p>
          </table:table-cell>
          <table:table-cell office:value-type="float" office:value="5.44">
            <text:p>5.44</text:p>
          </table:table-cell>
          <table:table-cell office:value-type="float" office:value="5340.0">
            <text:p>5340.0</text:p>
          </table:table-cell>
          <table:table-cell office:value-type="float" office:value="40.0">
            <text:p>4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6.51">
            <text:p>6.51</text:p>
          </table:table-cell>
          <table:table-cell office:value-type="float" office:value="0.63">
            <text:p>0.63</text:p>
          </table:table-cell>
          <table:table-cell office:value-type="float" office:value="0.6288568779165076">
            <text:p>0.6288568779165076</text:p>
          </table:table-cell>
          <table:table-cell office:value-type="string" office:value="Midtbo2011,CreelEtal2022">
            <text:p>Midtbo2011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4423">
            <text:p>T-4423</text:p>
          </table:table-cell>
          <table:table-cell office:value-type="float" office:value="59.3416851694053">
            <text:p>59.3416851694053</text:p>
          </table:table-cell>
          <table:table-cell office:value-type="float" office:value="5.29490461260562">
            <text:p>5.29490461260562</text:p>
          </table:table-cell>
          <table:table-cell office:value-type="float" office:value="2800.0">
            <text:p>2800.0</text:p>
          </table:table-cell>
          <table:table-cell office:value-type="float" office:value="110.0">
            <text:p>110.0</text:p>
          </table:table-cell>
          <table:table-cell office:value-type="string" office:value="beach sands">
            <text:p>beach sand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0.66">
            <text:p>10.66</text:p>
          </table:table-cell>
          <table:table-cell office:value-type="float" office:value="1.13">
            <text:p>1.13</text:p>
          </table:table-cell>
          <table:table-cell office:value-type="float" office:value="1.1270914821910625">
            <text:p>1.1270914821910625</text:p>
          </table:table-cell>
          <table:table-cell office:value-type="string" office:value="LindblomEtal1997,CreelEtal2022">
            <text:p>LindblomEtal199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5456A">
            <text:p>T-5456A</text:p>
          </table:table-cell>
          <table:table-cell office:value-type="float" office:value="59.4008">
            <text:p>59.4008</text:p>
          </table:table-cell>
          <table:table-cell office:value-type="float" office:value="5.66">
            <text:p>5.66</text:p>
          </table:table-cell>
          <table:table-cell office:value-type="float" office:value="11350.0">
            <text:p>11350.0</text:p>
          </table:table-cell>
          <table:table-cell office:value-type="float" office:value="210.0">
            <text:p>21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4.02">
            <text:p>34.02</text:p>
          </table:table-cell>
          <table:table-cell office:value-type="float" office:value="1.38">
            <text:p>1.38</text:p>
          </table:table-cell>
          <table:table-cell office:value-type="float" office:value="1.3802562519787993">
            <text:p>1.3802562519787993</text:p>
          </table:table-cell>
          <table:table-cell office:value-type="string" office:value="AnundsenFjeldskaar1983,HelleEtal2007,CreelEtal2022">
            <text:p>AnundsenFjeldskaar1983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7174A">
            <text:p>T-7174A</text:p>
          </table:table-cell>
          <table:table-cell office:value-type="float" office:value="59.2509">
            <text:p>59.2509</text:p>
          </table:table-cell>
          <table:table-cell office:value-type="float" office:value="5.46">
            <text:p>5.46</text:p>
          </table:table-cell>
          <table:table-cell office:value-type="float" office:value="6320.0">
            <text:p>6320.0</text:p>
          </table:table-cell>
          <table:table-cell office:value-type="float" office:value="150.0">
            <text:p>1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52">
            <text:p>7.52</text:p>
          </table:table-cell>
          <table:table-cell office:value-type="float" office:value="1.19">
            <text:p>1.19</text:p>
          </table:table-cell>
          <table:table-cell office:value-type="float" office:value="1.1867580314281967">
            <text:p>1.1867580314281967</text:p>
          </table:table-cell>
          <table:table-cell office:value-type="string" office:value="Thomsen1989,HelleEtal2007,CreelEtal2022">
            <text:p>Thomsen1989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199972">
            <text:p>Beta-199972</text:p>
          </table:table-cell>
          <table:table-cell office:value-type="float" office:value="59.3369">
            <text:p>59.3369</text:p>
          </table:table-cell>
          <table:table-cell office:value-type="float" office:value="5.36">
            <text:p>5.36</text:p>
          </table:table-cell>
          <table:table-cell office:value-type="float" office:value="5510.0">
            <text:p>5510.0</text:p>
          </table:table-cell>
          <table:table-cell office:value-type="float" office:value="40.0">
            <text:p>4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52">
            <text:p>0.52</text:p>
          </table:table-cell>
          <table:table-cell office:value-type="float" office:value="0.5224613647942989">
            <text:p>0.5224613647942989</text:p>
          </table:table-cell>
          <table:table-cell office:value-type="string" office:value="Midtbo2011,CreelEtal2022">
            <text:p>Midtbo2011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2005">
            <text:p>T-2005</text:p>
          </table:table-cell>
          <table:table-cell office:value-type="float" office:value="59.333333333333336">
            <text:p>59.333333333333336</text:p>
          </table:table-cell>
          <table:table-cell office:value-type="float" office:value="5.633333333333333">
            <text:p>5.633333333333333</text:p>
          </table:table-cell>
          <table:table-cell office:value-type="float" office:value="4340.0">
            <text:p>434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3.63">
            <text:p>23.63</text:p>
          </table:table-cell>
          <table:table-cell office:value-type="float" office:value="1.25">
            <text:p>1.25</text:p>
          </table:table-cell>
          <table:table-cell office:value-type="float" office:value="1.2540613328385064">
            <text:p>1.2540613328385064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663">
            <text:p>T-663</text:p>
          </table:table-cell>
          <table:table-cell office:value-type="float" office:value="59.4842">
            <text:p>59.4842</text:p>
          </table:table-cell>
          <table:table-cell office:value-type="float" office:value="5.73">
            <text:p>5.73</text:p>
          </table:table-cell>
          <table:table-cell office:value-type="float" office:value="9900.0">
            <text:p>9900.0</text:p>
          </table:table-cell>
          <table:table-cell office:value-type="float" office:value="220.0">
            <text:p>22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4.03">
            <text:p>54.03</text:p>
          </table:table-cell>
          <table:table-cell office:value-type="float" office:value="1.35">
            <text:p>1.35</text:p>
          </table:table-cell>
          <table:table-cell office:value-type="float" office:value="1.349811702110354">
            <text:p>1.349811702110354</text:p>
          </table:table-cell>
          <table:table-cell office:value-type="string" office:value="Anundsen1978,CreelEtal2022">
            <text:p>Anundsen1978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13779A">
            <text:p>T-13779A</text:p>
          </table:table-cell>
          <table:table-cell office:value-type="float" office:value="59.3064">
            <text:p>59.3064</text:p>
          </table:table-cell>
          <table:table-cell office:value-type="float" office:value="5.47">
            <text:p>5.47</text:p>
          </table:table-cell>
          <table:table-cell office:value-type="float" office:value="7445.0">
            <text:p>7445.0</text:p>
          </table:table-cell>
          <table:table-cell office:value-type="float" office:value="55.0">
            <text:p>55.0</text:p>
          </table:table-cell>
          <table:table-cell office:value-type="string" office:value="organic material">
            <text:p>organic materi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.95">
            <text:p>7.95</text:p>
          </table:table-cell>
          <table:table-cell office:value-type="float" office:value="1.13">
            <text:p>1.13</text:p>
          </table:table-cell>
          <table:table-cell office:value-type="float" office:value="1.1314642667373813">
            <text:p>1.1314642667373813</text:p>
          </table:table-cell>
          <table:table-cell office:value-type="string" office:value="Midtbo2000,ProschDanielsen2006,CreelEtal2022">
            <text:p>Midtbo2000,ProschDanielsen2006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6717A">
            <text:p>T-6717A</text:p>
          </table:table-cell>
          <table:table-cell office:value-type="float" office:value="59.3835">
            <text:p>59.3835</text:p>
          </table:table-cell>
          <table:table-cell office:value-type="float" office:value="5.27">
            <text:p>5.27</text:p>
          </table:table-cell>
          <table:table-cell office:value-type="float" office:value="12420.0">
            <text:p>12420.0</text:p>
          </table:table-cell>
          <table:table-cell office:value-type="float" office:value="210.0">
            <text:p>21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0.82">
            <text:p>20.82</text:p>
          </table:table-cell>
          <table:table-cell office:value-type="float" office:value="1.24">
            <text:p>1.24</text:p>
          </table:table-cell>
          <table:table-cell office:value-type="float" office:value="1.2379412035735762">
            <text:p>1.2379412035735762</text:p>
          </table:table-cell>
          <table:table-cell office:value-type="string" office:value="AustadErichsen,HelleEtal2007,CreelEtal2022">
            <text:p>AustadErichsen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6718A">
            <text:p>T-6718A</text:p>
          </table:table-cell>
          <table:table-cell office:value-type="float" office:value="59.3835">
            <text:p>59.3835</text:p>
          </table:table-cell>
          <table:table-cell office:value-type="float" office:value="5.27">
            <text:p>5.27</text:p>
          </table:table-cell>
          <table:table-cell office:value-type="float" office:value="10510.0">
            <text:p>10510.0</text:p>
          </table:table-cell>
          <table:table-cell office:value-type="float" office:value="150.0">
            <text:p>15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1.21">
            <text:p>21.21</text:p>
          </table:table-cell>
          <table:table-cell office:value-type="float" office:value="1.3">
            <text:p>1.3</text:p>
          </table:table-cell>
          <table:table-cell office:value-type="float" office:value="1.301277500780171">
            <text:p>1.301277500780171</text:p>
          </table:table-cell>
          <table:table-cell office:value-type="string" office:value="AustadErichsen,HelleEtal2007,CreelEtal2022">
            <text:p>AustadErichsen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852">
            <text:p>T-852</text:p>
          </table:table-cell>
          <table:table-cell office:value-type="float" office:value="59.53333333333333">
            <text:p>59.53333333333333</text:p>
          </table:table-cell>
          <table:table-cell office:value-type="float" office:value="5.95">
            <text:p>5.95</text:p>
          </table:table-cell>
          <table:table-cell office:value-type="float" office:value="8240.0">
            <text:p>8240.0</text:p>
          </table:table-cell>
          <table:table-cell office:value-type="float" office:value="110.0">
            <text:p>11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4.59">
            <text:p>84.59</text:p>
          </table:table-cell>
          <table:table-cell office:value-type="float" office:value="1.37">
            <text:p>1.37</text:p>
          </table:table-cell>
          <table:table-cell office:value-type="float" office:value="1.3726473453579602">
            <text:p>1.3726473453579602</text:p>
          </table:table-cell>
          <table:table-cell office:value-type="string" office:value="Nydal1972,CreelEtal2022">
            <text:p>Nydal1972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1040">
            <text:p>T-1040</text:p>
          </table:table-cell>
          <table:table-cell office:value-type="float" office:value="59.3921">
            <text:p>59.3921</text:p>
          </table:table-cell>
          <table:table-cell office:value-type="float" office:value="5.65">
            <text:p>5.65</text:p>
          </table:table-cell>
          <table:table-cell office:value-type="float" office:value="10540.0">
            <text:p>10540.0</text:p>
          </table:table-cell>
          <table:table-cell office:value-type="float" office:value="170.0">
            <text:p>170.0</text:p>
          </table:table-cell>
          <table:table-cell office:value-type="string" office:value="organic substances">
            <text:p>organic substance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8.02">
            <text:p>38.02</text:p>
          </table:table-cell>
          <table:table-cell office:value-type="float" office:value="1.4">
            <text:p>1.4</text:p>
          </table:table-cell>
          <table:table-cell office:value-type="float" office:value="1.40265211226183">
            <text:p>1.40265211226183</text:p>
          </table:table-cell>
          <table:table-cell office:value-type="string" office:value="GulliksenEtal1978,Anundsen1978,CreelEtal2022">
            <text:p>GulliksenEtal1978,Anundsen1978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6719A">
            <text:p>T-6719A</text:p>
          </table:table-cell>
          <table:table-cell office:value-type="float" office:value="59.3835">
            <text:p>59.3835</text:p>
          </table:table-cell>
          <table:table-cell office:value-type="float" office:value="5.27">
            <text:p>5.27</text:p>
          </table:table-cell>
          <table:table-cell office:value-type="float" office:value="10330.0">
            <text:p>10330.0</text:p>
          </table:table-cell>
          <table:table-cell office:value-type="float" office:value="180.0">
            <text:p>18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1.21">
            <text:p>21.21</text:p>
          </table:table-cell>
          <table:table-cell office:value-type="float" office:value="1.3">
            <text:p>1.3</text:p>
          </table:table-cell>
          <table:table-cell office:value-type="float" office:value="1.301277500780171">
            <text:p>1.301277500780171</text:p>
          </table:table-cell>
          <table:table-cell office:value-type="string" office:value="AustadErichsen,HelleEtal2007,CreelEtal2022">
            <text:p>AustadErichsen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461937">
            <text:p>Beta-461937</text:p>
          </table:table-cell>
          <table:table-cell office:value-type="float" office:value="59.217">
            <text:p>59.217</text:p>
          </table:table-cell>
          <table:table-cell office:value-type="float" office:value="5.41">
            <text:p>5.41</text:p>
          </table:table-cell>
          <table:table-cell office:value-type="float" office:value="12180.0">
            <text:p>12180.0</text:p>
          </table:table-cell>
          <table:table-cell office:value-type="float" office:value="40.0">
            <text:p>40.0</text:p>
          </table:table-cell>
          <table:table-cell office:value-type="string" office:value="salix polaris">
            <text:p>salix pola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7.12">
            <text:p>17.12</text:p>
          </table:table-cell>
          <table:table-cell office:value-type="float" office:value="0.2">
            <text:p>0.2</text:p>
          </table:table-cell>
          <table:table-cell office:value-type="float" office:value="0.1987222386237233">
            <text:p>0.1987222386237233</text:p>
          </table:table-cell>
          <table:table-cell office:value-type="string" office:value="Johnsen2017,CreelEtal2022">
            <text:p>Johnsen201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839">
            <text:p>T-839</text:p>
          </table:table-cell>
          <table:table-cell office:value-type="float" office:value="59.56666666666667">
            <text:p>59.56666666666667</text:p>
          </table:table-cell>
          <table:table-cell office:value-type="float" office:value="5.816666666666666">
            <text:p>5.816666666666666</text:p>
          </table:table-cell>
          <table:table-cell office:value-type="float" office:value="8770.0">
            <text:p>8770.0</text:p>
          </table:table-cell>
          <table:table-cell office:value-type="float" office:value="130.0">
            <text:p>13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5.71">
            <text:p>55.71</text:p>
          </table:table-cell>
          <table:table-cell office:value-type="float" office:value="1.28">
            <text:p>1.28</text:p>
          </table:table-cell>
          <table:table-cell office:value-type="float" office:value="1.2804403011819576">
            <text:p>1.2804403011819576</text:p>
          </table:table-cell>
          <table:table-cell office:value-type="string" office:value="Nydal1972,CreelEtal2022">
            <text:p>Nydal1972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8347B">
            <text:p>T-8347B</text:p>
          </table:table-cell>
          <table:table-cell office:value-type="float" office:value="59.2987">
            <text:p>59.2987</text:p>
          </table:table-cell>
          <table:table-cell office:value-type="float" office:value="5.53">
            <text:p>5.53</text:p>
          </table:table-cell>
          <table:table-cell office:value-type="float" office:value="10280.0">
            <text:p>10280.0</text:p>
          </table:table-cell>
          <table:table-cell office:value-type="float" office:value="140.0">
            <text:p>14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8.52">
            <text:p>28.52</text:p>
          </table:table-cell>
          <table:table-cell office:value-type="float" office:value="1.34">
            <text:p>1.34</text:p>
          </table:table-cell>
          <table:table-cell office:value-type="float" office:value="1.338604263530673">
            <text:p>1.338604263530673</text:p>
          </table:table-cell>
          <table:table-cell office:value-type="string" office:value="Thomsen1989,HelleEtal2007,CreelEtal2022">
            <text:p>Thomsen1989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Ua-5261A">
            <text:p>TUa-5261A</text:p>
          </table:table-cell>
          <table:table-cell office:value-type="float" office:value="59.3635">
            <text:p>59.3635</text:p>
          </table:table-cell>
          <table:table-cell office:value-type="float" office:value="5.4">
            <text:p>5.4</text:p>
          </table:table-cell>
          <table:table-cell office:value-type="float" office:value="2265.0">
            <text:p>2265.0</text:p>
          </table:table-cell>
          <table:table-cell office:value-type="float" office:value="40.0">
            <text:p>4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.51">
            <text:p>3.51</text:p>
          </table:table-cell>
          <table:table-cell office:value-type="float" office:value="0.62">
            <text:p>0.62</text:p>
          </table:table-cell>
          <table:table-cell office:value-type="float" office:value="0.6200966790770444">
            <text:p>0.6200966790770444</text:p>
          </table:table-cell>
          <table:table-cell office:value-type="string" office:value="Midtbo2011,CreelEtal2022">
            <text:p>Midtbo2011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Ua-5258A">
            <text:p>TUa-5258A</text:p>
          </table:table-cell>
          <table:table-cell office:value-type="float" office:value="59.3586">
            <text:p>59.3586</text:p>
          </table:table-cell>
          <table:table-cell office:value-type="float" office:value="5.36">
            <text:p>5.36</text:p>
          </table:table-cell>
          <table:table-cell office:value-type="float" office:value="8830.0">
            <text:p>8830.0</text:p>
          </table:table-cell>
          <table:table-cell office:value-type="float" office:value="50.0">
            <text:p>5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1.68">
            <text:p>11.68</text:p>
          </table:table-cell>
          <table:table-cell office:value-type="float" office:value="0.64">
            <text:p>0.64</text:p>
          </table:table-cell>
          <table:table-cell office:value-type="float" office:value="0.6353864090643103">
            <text:p>0.6353864090643103</text:p>
          </table:table-cell>
          <table:table-cell office:value-type="string" office:value="Midtbo2011,CreelEtal2022">
            <text:p>Midtbo2011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Ua-5257A">
            <text:p>TUa-5257A</text:p>
          </table:table-cell>
          <table:table-cell office:value-type="float" office:value="59.3586">
            <text:p>59.3586</text:p>
          </table:table-cell>
          <table:table-cell office:value-type="float" office:value="5.36">
            <text:p>5.36</text:p>
          </table:table-cell>
          <table:table-cell office:value-type="float" office:value="9575.0">
            <text:p>9575.0</text:p>
          </table:table-cell>
          <table:table-cell office:value-type="float" office:value="60.0">
            <text:p>6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2.01">
            <text:p>12.01</text:p>
          </table:table-cell>
          <table:table-cell office:value-type="float" office:value="0.72">
            <text:p>0.72</text:p>
          </table:table-cell>
          <table:table-cell office:value-type="float" office:value="0.7187441767870066">
            <text:p>0.7187441767870066</text:p>
          </table:table-cell>
          <table:table-cell office:value-type="string" office:value="Midtbo2011,CreelEtal2022">
            <text:p>Midtbo2011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8348A">
            <text:p>T-8348A</text:p>
          </table:table-cell>
          <table:table-cell office:value-type="float" office:value="59.2642">
            <text:p>59.2642</text:p>
          </table:table-cell>
          <table:table-cell office:value-type="float" office:value="5.47">
            <text:p>5.47</text:p>
          </table:table-cell>
          <table:table-cell office:value-type="float" office:value="10210.0">
            <text:p>10210.0</text:p>
          </table:table-cell>
          <table:table-cell office:value-type="float" office:value="170.0">
            <text:p>17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8.02">
            <text:p>28.02</text:p>
          </table:table-cell>
          <table:table-cell office:value-type="float" office:value="1.33">
            <text:p>1.33</text:p>
          </table:table-cell>
          <table:table-cell office:value-type="float" office:value="1.330847192767429">
            <text:p>1.330847192767429</text:p>
          </table:table-cell>
          <table:table-cell office:value-type="string" office:value="Thomsen1989,HelleEtal2007,CreelEtal2022">
            <text:p>Thomsen1989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8355A">
            <text:p>T-8355A</text:p>
          </table:table-cell>
          <table:table-cell office:value-type="float" office:value="59.2886">
            <text:p>59.2886</text:p>
          </table:table-cell>
          <table:table-cell office:value-type="float" office:value="5.48">
            <text:p>5.48</text:p>
          </table:table-cell>
          <table:table-cell office:value-type="float" office:value="9560.0">
            <text:p>9560.0</text:p>
          </table:table-cell>
          <table:table-cell office:value-type="float" office:value="130.0">
            <text:p>13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2.65">
            <text:p>22.65</text:p>
          </table:table-cell>
          <table:table-cell office:value-type="float" office:value="1.25">
            <text:p>1.25</text:p>
          </table:table-cell>
          <table:table-cell office:value-type="float" office:value="1.2481188548843585">
            <text:p>1.2481188548843585</text:p>
          </table:table-cell>
          <table:table-cell office:value-type="string" office:value="Thomsen1989,HelleEtal2007,CreelEtal2022">
            <text:p>Thomsen1989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8351A">
            <text:p>T-8351A</text:p>
          </table:table-cell>
          <table:table-cell office:value-type="float" office:value="59.31">
            <text:p>59.31</text:p>
          </table:table-cell>
          <table:table-cell office:value-type="float" office:value="5.53">
            <text:p>5.53</text:p>
          </table:table-cell>
          <table:table-cell office:value-type="float" office:value="9060.0">
            <text:p>9060.0</text:p>
          </table:table-cell>
          <table:table-cell office:value-type="float" office:value="160.0">
            <text:p>16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0.14">
            <text:p>20.14</text:p>
          </table:table-cell>
          <table:table-cell office:value-type="float" office:value="1.33">
            <text:p>1.33</text:p>
          </table:table-cell>
          <table:table-cell office:value-type="float" office:value="1.327461001561827">
            <text:p>1.327461001561827</text:p>
          </table:table-cell>
          <table:table-cell office:value-type="string" office:value="Thomsen1989,HelleEtal2007,CreelEtal2022">
            <text:p>Thomsen1989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13778A">
            <text:p>T-13778A</text:p>
          </table:table-cell>
          <table:table-cell office:value-type="float" office:value="59.3064">
            <text:p>59.3064</text:p>
          </table:table-cell>
          <table:table-cell office:value-type="float" office:value="5.47">
            <text:p>5.47</text:p>
          </table:table-cell>
          <table:table-cell office:value-type="float" office:value="4965.0">
            <text:p>4965.0</text:p>
          </table:table-cell>
          <table:table-cell office:value-type="float" office:value="115.0">
            <text:p>115.0</text:p>
          </table:table-cell>
          <table:table-cell office:value-type="string" office:value="organic material">
            <text:p>organic materi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.95">
            <text:p>7.95</text:p>
          </table:table-cell>
          <table:table-cell office:value-type="float" office:value="1.13">
            <text:p>1.13</text:p>
          </table:table-cell>
          <table:table-cell office:value-type="float" office:value="1.1314642667373813">
            <text:p>1.1314642667373813</text:p>
          </table:table-cell>
          <table:table-cell office:value-type="string" office:value="Midtbo2000,ProschDanielsen2006,CreelEtal2022">
            <text:p>Midtbo2000,ProschDanielsen2006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8356A">
            <text:p>T-8356A</text:p>
          </table:table-cell>
          <table:table-cell office:value-type="float" office:value="59.2886">
            <text:p>59.2886</text:p>
          </table:table-cell>
          <table:table-cell office:value-type="float" office:value="5.48">
            <text:p>5.48</text:p>
          </table:table-cell>
          <table:table-cell office:value-type="float" office:value="12250.0">
            <text:p>12250.0</text:p>
          </table:table-cell>
          <table:table-cell office:value-type="float" office:value="250.0">
            <text:p>2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2.65">
            <text:p>22.65</text:p>
          </table:table-cell>
          <table:table-cell office:value-type="float" office:value="1.25">
            <text:p>1.25</text:p>
          </table:table-cell>
          <table:table-cell office:value-type="float" office:value="1.2481188548843585">
            <text:p>1.2481188548843585</text:p>
          </table:table-cell>
          <table:table-cell office:value-type="string" office:value="Thomsen1989,HelleEtal2007,CreelEtal2022">
            <text:p>Thomsen1989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8353A">
            <text:p>T-8353A</text:p>
          </table:table-cell>
          <table:table-cell office:value-type="float" office:value="59.2978">
            <text:p>59.2978</text:p>
          </table:table-cell>
          <table:table-cell office:value-type="float" office:value="5.48">
            <text:p>5.48</text:p>
          </table:table-cell>
          <table:table-cell office:value-type="float" office:value="8060.0">
            <text:p>8060.0</text:p>
          </table:table-cell>
          <table:table-cell office:value-type="float" office:value="220.0">
            <text:p>2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02">
            <text:p>5.02</text:p>
          </table:table-cell>
          <table:table-cell office:value-type="float" office:value="1.19">
            <text:p>1.19</text:p>
          </table:table-cell>
          <table:table-cell office:value-type="float" office:value="1.1903730778787924">
            <text:p>1.1903730778787924</text:p>
          </table:table-cell>
          <table:table-cell office:value-type="string" office:value="Thomsen1989,CreelEtal2022">
            <text:p>Thomsen1989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220863">
            <text:p>Beta-220863</text:p>
          </table:table-cell>
          <table:table-cell office:value-type="float" office:value="59.3391">
            <text:p>59.3391</text:p>
          </table:table-cell>
          <table:table-cell office:value-type="float" office:value="5.44">
            <text:p>5.44</text:p>
          </table:table-cell>
          <table:table-cell office:value-type="float" office:value="9040.0">
            <text:p>9040.0</text:p>
          </table:table-cell>
          <table:table-cell office:value-type="float" office:value="60.0">
            <text:p>6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6.51">
            <text:p>6.51</text:p>
          </table:table-cell>
          <table:table-cell office:value-type="float" office:value="0.63">
            <text:p>0.63</text:p>
          </table:table-cell>
          <table:table-cell office:value-type="float" office:value="0.6288568779165076">
            <text:p>0.6288568779165076</text:p>
          </table:table-cell>
          <table:table-cell office:value-type="string" office:value="Midtbo2011,CreelEtal2022">
            <text:p>Midtbo2011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1621">
            <text:p>T-1621</text:p>
          </table:table-cell>
          <table:table-cell office:value-type="float" office:value="59.333333333333336">
            <text:p>59.333333333333336</text:p>
          </table:table-cell>
          <table:table-cell office:value-type="float" office:value="5.633333333333333">
            <text:p>5.633333333333333</text:p>
          </table:table-cell>
          <table:table-cell office:value-type="float" office:value="12830.0">
            <text:p>12830.0</text:p>
          </table:table-cell>
          <table:table-cell office:value-type="float" office:value="150.0">
            <text:p>150.0</text:p>
          </table:table-cell>
          <table:table-cell office:value-type="string" office:value="Balaena musticetus right whale bone">
            <text:p>Balaena musticetus right whale bone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26">
            <text:p>1.26</text:p>
          </table:table-cell>
          <table:table-cell office:value-type="float" office:value="1.2621368012660952">
            <text:p>1.2621368012660952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7175A">
            <text:p>T-7175A</text:p>
          </table:table-cell>
          <table:table-cell office:value-type="float" office:value="59.2509">
            <text:p>59.2509</text:p>
          </table:table-cell>
          <table:table-cell office:value-type="float" office:value="5.46">
            <text:p>5.46</text:p>
          </table:table-cell>
          <table:table-cell office:value-type="float" office:value="3980.0">
            <text:p>3980.0</text:p>
          </table:table-cell>
          <table:table-cell office:value-type="float" office:value="110.0">
            <text:p>1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52">
            <text:p>7.52</text:p>
          </table:table-cell>
          <table:table-cell office:value-type="float" office:value="1.19">
            <text:p>1.19</text:p>
          </table:table-cell>
          <table:table-cell office:value-type="float" office:value="1.1867580314281967">
            <text:p>1.1867580314281967</text:p>
          </table:table-cell>
          <table:table-cell office:value-type="string" office:value="Thomsen1989,HelleEtal2007,CreelEtal2022">
            <text:p>Thomsen1989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199973">
            <text:p>Beta-199973</text:p>
          </table:table-cell>
          <table:table-cell office:value-type="float" office:value="59.3369">
            <text:p>59.3369</text:p>
          </table:table-cell>
          <table:table-cell office:value-type="float" office:value="5.36">
            <text:p>5.36</text:p>
          </table:table-cell>
          <table:table-cell office:value-type="float" office:value="8450.0">
            <text:p>8450.0</text:p>
          </table:table-cell>
          <table:table-cell office:value-type="float" office:value="40.0">
            <text:p>4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8.39">
            <text:p>8.39</text:p>
          </table:table-cell>
          <table:table-cell office:value-type="float" office:value="0.52">
            <text:p>0.52</text:p>
          </table:table-cell>
          <table:table-cell office:value-type="float" office:value="0.5224613647942989">
            <text:p>0.5224613647942989</text:p>
          </table:table-cell>
          <table:table-cell office:value-type="string" office:value="Midtbo2011,CreelEtal2022">
            <text:p>Midtbo2011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Poz-86484">
            <text:p>Poz-86484</text:p>
          </table:table-cell>
          <table:table-cell office:value-type="float" office:value="59.2146">
            <text:p>59.2146</text:p>
          </table:table-cell>
          <table:table-cell office:value-type="float" office:value="5.39">
            <text:p>5.39</text:p>
          </table:table-cell>
          <table:table-cell office:value-type="float" office:value="11290.0">
            <text:p>11290.0</text:p>
          </table:table-cell>
          <table:table-cell office:value-type="float" office:value="50.0">
            <text:p>50.0</text:p>
          </table:table-cell>
          <table:table-cell office:value-type="string" office:value="leaf fragments">
            <text:p>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1.72">
            <text:p>11.72</text:p>
          </table:table-cell>
          <table:table-cell office:value-type="float" office:value="0.38">
            <text:p>0.38</text:p>
          </table:table-cell>
          <table:table-cell office:value-type="float" office:value="0.3797133082760989">
            <text:p>0.3797133082760989</text:p>
          </table:table-cell>
          <table:table-cell office:value-type="string" office:value="Johnsen2017,CreelEtal2022">
            <text:p>Johnsen201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1883">
            <text:p>T-1883</text:p>
          </table:table-cell>
          <table:table-cell office:value-type="float" office:value="59.333333333333336">
            <text:p>59.333333333333336</text:p>
          </table:table-cell>
          <table:table-cell office:value-type="float" office:value="5.783333333333333">
            <text:p>5.783333333333333</text:p>
          </table:table-cell>
          <table:table-cell office:value-type="float" office:value="12420.0">
            <text:p>12420.0</text:p>
          </table:table-cell>
          <table:table-cell office:value-type="float" office:value="100.0">
            <text:p>100.0</text:p>
          </table:table-cell>
          <table:table-cell office:value-type="string" office:value="balaena mysticetus right whale bones">
            <text:p>balaena mysticetus right whale bone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1.23">
            <text:p>1.23</text:p>
          </table:table-cell>
          <table:table-cell office:value-type="float" office:value="1.2329641469646204">
            <text:p>1.2329641469646204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439744">
            <text:p>Beta-439744</text:p>
          </table:table-cell>
          <table:table-cell office:value-type="float" office:value="59.217">
            <text:p>59.217</text:p>
          </table:table-cell>
          <table:table-cell office:value-type="float" office:value="5.41">
            <text:p>5.41</text:p>
          </table:table-cell>
          <table:table-cell office:value-type="float" office:value="10550.0">
            <text:p>10550.0</text:p>
          </table:table-cell>
          <table:table-cell office:value-type="float" office:value="30.0">
            <text:p>30.0</text:p>
          </table:table-cell>
          <table:table-cell office:value-type="string" office:value="leaf fragments">
            <text:p>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7.45">
            <text:p>17.45</text:p>
          </table:table-cell>
          <table:table-cell office:value-type="float" office:value="0.39">
            <text:p>0.39</text:p>
          </table:table-cell>
          <table:table-cell office:value-type="float" office:value="0.3861480152731733">
            <text:p>0.3861480152731733</text:p>
          </table:table-cell>
          <table:table-cell office:value-type="string" office:value="Johnsen2017,CreelEtal2022">
            <text:p>Johnsen201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439746">
            <text:p>Beta-439746</text:p>
          </table:table-cell>
          <table:table-cell office:value-type="float" office:value="59.1602">
            <text:p>59.1602</text:p>
          </table:table-cell>
          <table:table-cell office:value-type="float" office:value="5.22">
            <text:p>5.22</text:p>
          </table:table-cell>
          <table:table-cell office:value-type="float" office:value="13300.0">
            <text:p>13300.0</text:p>
          </table:table-cell>
          <table:table-cell office:value-type="float" office:value="45.0">
            <text:p>45.0</text:p>
          </table:table-cell>
          <table:table-cell office:value-type="string" office:value="terrestrial plant macrofossils">
            <text:p>terrestrial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2.0">
            <text:p>12.0</text:p>
          </table:table-cell>
          <table:table-cell office:value-type="float" office:value="0.46">
            <text:p>0.46</text:p>
          </table:table-cell>
          <table:table-cell office:value-type="float" office:value="0.45869514684663865">
            <text:p>0.45869514684663865</text:p>
          </table:table-cell>
          <table:table-cell office:value-type="string" office:value="VasskogEtal2019,CreelEtal2022">
            <text:p>VasskogEtal2019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7230A">
            <text:p>T-7230A</text:p>
          </table:table-cell>
          <table:table-cell office:value-type="float" office:value="59.3743">
            <text:p>59.3743</text:p>
          </table:table-cell>
          <table:table-cell office:value-type="float" office:value="5.28">
            <text:p>5.28</text:p>
          </table:table-cell>
          <table:table-cell office:value-type="float" office:value="10910.0">
            <text:p>10910.0</text:p>
          </table:table-cell>
          <table:table-cell office:value-type="float" office:value="180.0">
            <text:p>180.0</text:p>
          </table:table-cell>
          <table:table-cell office:value-type="string" office:value="bulk gyttja">
            <text:p>bulk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4.99">
            <text:p>14.99</text:p>
          </table:table-cell>
          <table:table-cell office:value-type="float" office:value="1.26">
            <text:p>1.26</text:p>
          </table:table-cell>
          <table:table-cell office:value-type="float" office:value="1.2621488142627688">
            <text:p>1.2621488142627688</text:p>
          </table:table-cell>
          <table:table-cell office:value-type="string" office:value="AustadErichsen,HelleEtal2007,CreelEtal2022">
            <text:p>AustadErichsen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7172A">
            <text:p>T-7172A</text:p>
          </table:table-cell>
          <table:table-cell office:value-type="float" office:value="59.2482">
            <text:p>59.2482</text:p>
          </table:table-cell>
          <table:table-cell office:value-type="float" office:value="5.46">
            <text:p>5.46</text:p>
          </table:table-cell>
          <table:table-cell office:value-type="float" office:value="8890.0">
            <text:p>8890.0</text:p>
          </table:table-cell>
          <table:table-cell office:value-type="float" office:value="150.0">
            <text:p>1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5.66">
            <text:p>15.66</text:p>
          </table:table-cell>
          <table:table-cell office:value-type="float" office:value="1.21">
            <text:p>1.21</text:p>
          </table:table-cell>
          <table:table-cell office:value-type="float" office:value="1.2086211138505005">
            <text:p>1.2086211138505005</text:p>
          </table:table-cell>
          <table:table-cell office:value-type="string" office:value="Thomsen1989,HelleEtal2007,CreelEtal2022">
            <text:p>Thomsen1989,HelleEtal200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1620">
            <text:p>T-1620</text:p>
          </table:table-cell>
          <table:table-cell office:value-type="float" office:value="59.333333333333336">
            <text:p>59.333333333333336</text:p>
          </table:table-cell>
          <table:table-cell office:value-type="float" office:value="5.866666666666667">
            <text:p>5.866666666666667</text:p>
          </table:table-cell>
          <table:table-cell office:value-type="float" office:value="11630.0">
            <text:p>11630.0</text:p>
          </table:table-cell>
          <table:table-cell office:value-type="float" office:value="100.0">
            <text:p>100.0</text:p>
          </table:table-cell>
          <table:table-cell office:value-type="string" office:value="balanus balanoides mya truncata chlamys islandicus">
            <text:p>balanus balanoides mya truncata chlamys islandicu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1.18">
            <text:p>1.18</text:p>
          </table:table-cell>
          <table:table-cell office:value-type="float" office:value="1.1789788108737387">
            <text:p>1.1789788108737387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Poz-86485">
            <text:p>Poz-86485</text:p>
          </table:table-cell>
          <table:table-cell office:value-type="float" office:value="59.2146">
            <text:p>59.2146</text:p>
          </table:table-cell>
          <table:table-cell office:value-type="float" office:value="5.39">
            <text:p>5.39</text:p>
          </table:table-cell>
          <table:table-cell office:value-type="float" office:value="11940.0">
            <text:p>11940.0</text:p>
          </table:table-cell>
          <table:table-cell office:value-type="float" office:value="60.0">
            <text:p>60.0</text:p>
          </table:table-cell>
          <table:table-cell office:value-type="string" office:value="aquatic moss">
            <text:p>aquatic mos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1.72">
            <text:p>11.72</text:p>
          </table:table-cell>
          <table:table-cell office:value-type="float" office:value="0.38">
            <text:p>0.38</text:p>
          </table:table-cell>
          <table:table-cell office:value-type="float" office:value="0.3797133082760989">
            <text:p>0.3797133082760989</text:p>
          </table:table-cell>
          <table:table-cell office:value-type="string" office:value="Johnsen2017,CreelEtal2022">
            <text:p>Johnsen201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996">
            <text:p>T-996</text:p>
          </table:table-cell>
          <table:table-cell office:value-type="float" office:value="59.4842">
            <text:p>59.4842</text:p>
          </table:table-cell>
          <table:table-cell office:value-type="float" office:value="5.73">
            <text:p>5.73</text:p>
          </table:table-cell>
          <table:table-cell office:value-type="float" office:value="8040.0">
            <text:p>8040.0</text:p>
          </table:table-cell>
          <table:table-cell office:value-type="float" office:value="290.0">
            <text:p>2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3.59">
            <text:p>53.59</text:p>
          </table:table-cell>
          <table:table-cell office:value-type="float" office:value="1.27">
            <text:p>1.27</text:p>
          </table:table-cell>
          <table:table-cell office:value-type="float" office:value="1.2735872586862993">
            <text:p>1.2735872586862993</text:p>
          </table:table-cell>
          <table:table-cell office:value-type="string" office:value="Anundsen1978,CreelEtal2022">
            <text:p>Anundsen1978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995">
            <text:p>T-995</text:p>
          </table:table-cell>
          <table:table-cell office:value-type="float" office:value="59.4842">
            <text:p>59.4842</text:p>
          </table:table-cell>
          <table:table-cell office:value-type="float" office:value="5.73">
            <text:p>5.73</text:p>
          </table:table-cell>
          <table:table-cell office:value-type="float" office:value="10220.0">
            <text:p>10220.0</text:p>
          </table:table-cell>
          <table:table-cell office:value-type="float" office:value="160.0">
            <text:p>16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54.0">
            <text:p>54.0</text:p>
          </table:table-cell>
          <table:table-cell office:value-type="float" office:value="1.27">
            <text:p>1.27</text:p>
          </table:table-cell>
          <table:table-cell office:value-type="float" office:value="1.2748351000959353">
            <text:p>1.2748351000959353</text:p>
          </table:table-cell>
          <table:table-cell office:value-type="string" office:value="Anundsen1978,CreelEtal2022">
            <text:p>Anundsen1978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994">
            <text:p>T-994</text:p>
          </table:table-cell>
          <table:table-cell office:value-type="float" office:value="59.3921">
            <text:p>59.3921</text:p>
          </table:table-cell>
          <table:table-cell office:value-type="float" office:value="5.65">
            <text:p>5.65</text:p>
          </table:table-cell>
          <table:table-cell office:value-type="float" office:value="9580.0">
            <text:p>9580.0</text:p>
          </table:table-cell>
          <table:table-cell office:value-type="float" office:value="120.0">
            <text:p>120.0</text:p>
          </table:table-cell>
          <table:table-cell office:value-type="string" office:value="organic substances">
            <text:p>organic substance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7.62">
            <text:p>37.62</text:p>
          </table:table-cell>
          <table:table-cell office:value-type="float" office:value="1.34">
            <text:p>1.34</text:p>
          </table:table-cell>
          <table:table-cell office:value-type="float" office:value="1.341205148032051">
            <text:p>1.341205148032051</text:p>
          </table:table-cell>
          <table:table-cell office:value-type="string" office:value="GulliksenEtal1978,Anundsen1978,CreelEtal2022">
            <text:p>GulliksenEtal1978,Anundsen1978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220862">
            <text:p>Beta-220862</text:p>
          </table:table-cell>
          <table:table-cell office:value-type="float" office:value="59.3185">
            <text:p>59.3185</text:p>
          </table:table-cell>
          <table:table-cell office:value-type="float" office:value="5.36">
            <text:p>5.36</text:p>
          </table:table-cell>
          <table:table-cell office:value-type="float" office:value="10510.0">
            <text:p>10510.0</text:p>
          </table:table-cell>
          <table:table-cell office:value-type="float" office:value="60.0">
            <text:p>6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3.0">
            <text:p>23.0</text:p>
          </table:table-cell>
          <table:table-cell office:value-type="float" office:value="0.75">
            <text:p>0.75</text:p>
          </table:table-cell>
          <table:table-cell office:value-type="float" office:value="0.750470700144567">
            <text:p>0.750470700144567</text:p>
          </table:table-cell>
          <table:table-cell office:value-type="string" office:value="Midtbo2011,CreelEtal2022">
            <text:p>Midtbo2011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Poz-86475">
            <text:p>Poz-86475</text:p>
          </table:table-cell>
          <table:table-cell office:value-type="float" office:value="59.217">
            <text:p>59.217</text:p>
          </table:table-cell>
          <table:table-cell office:value-type="float" office:value="5.41">
            <text:p>5.41</text:p>
          </table:table-cell>
          <table:table-cell office:value-type="float" office:value="9890.0">
            <text:p>9890.0</text:p>
          </table:table-cell>
          <table:table-cell office:value-type="float" office:value="60.0">
            <text:p>60.0</text:p>
          </table:table-cell>
          <table:table-cell office:value-type="string" office:value="Polytrychum moss">
            <text:p>Polytrychum mos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7.45">
            <text:p>17.45</text:p>
          </table:table-cell>
          <table:table-cell office:value-type="float" office:value="0.39">
            <text:p>0.39</text:p>
          </table:table-cell>
          <table:table-cell office:value-type="float" office:value="0.3861480152731733">
            <text:p>0.3861480152731733</text:p>
          </table:table-cell>
          <table:table-cell office:value-type="string" office:value="Johnsen2017,CreelEtal2022">
            <text:p>Johnsen201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993">
            <text:p>T-993</text:p>
          </table:table-cell>
          <table:table-cell office:value-type="float" office:value="59.3921">
            <text:p>59.3921</text:p>
          </table:table-cell>
          <table:table-cell office:value-type="float" office:value="5.65">
            <text:p>5.65</text:p>
          </table:table-cell>
          <table:table-cell office:value-type="float" office:value="11530.0">
            <text:p>11530.0</text:p>
          </table:table-cell>
          <table:table-cell office:value-type="float" office:value="140.0">
            <text:p>140.0</text:p>
          </table:table-cell>
          <table:table-cell office:value-type="string" office:value="bulky gyttja">
            <text:p>bulky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7.62">
            <text:p>37.62</text:p>
          </table:table-cell>
          <table:table-cell office:value-type="float" office:value="1.34">
            <text:p>1.34</text:p>
          </table:table-cell>
          <table:table-cell office:value-type="float" office:value="1.341205148032051">
            <text:p>1.341205148032051</text:p>
          </table:table-cell>
          <table:table-cell office:value-type="string" office:value="GulliksenEtal1978,Anundsen1978,AnundsenFjeldskaar1983,CreelEtal2022">
            <text:p>GulliksenEtal1978,Anundsen1978,AnundsenFjeldskaar1983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222020">
            <text:p>Beta-222020</text:p>
          </table:table-cell>
          <table:table-cell office:value-type="float" office:value="59.3391">
            <text:p>59.3391</text:p>
          </table:table-cell>
          <table:table-cell office:value-type="float" office:value="5.44">
            <text:p>5.44</text:p>
          </table:table-cell>
          <table:table-cell office:value-type="float" office:value="5730.0">
            <text:p>5730.0</text:p>
          </table:table-cell>
          <table:table-cell office:value-type="float" office:value="40.0">
            <text:p>4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6.51">
            <text:p>6.51</text:p>
          </table:table-cell>
          <table:table-cell office:value-type="float" office:value="0.63">
            <text:p>0.63</text:p>
          </table:table-cell>
          <table:table-cell office:value-type="float" office:value="0.6288568779165076">
            <text:p>0.6288568779165076</text:p>
          </table:table-cell>
          <table:table-cell office:value-type="string" office:value="Midtbo2011,CreelEtal2022">
            <text:p>Midtbo2011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Beta-220864">
            <text:p>Beta-220864</text:p>
          </table:table-cell>
          <table:table-cell office:value-type="float" office:value="59.3391">
            <text:p>59.3391</text:p>
          </table:table-cell>
          <table:table-cell office:value-type="float" office:value="5.44">
            <text:p>5.44</text:p>
          </table:table-cell>
          <table:table-cell office:value-type="float" office:value="8340.0">
            <text:p>8340.0</text:p>
          </table:table-cell>
          <table:table-cell office:value-type="float" office:value="50.0">
            <text:p>5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6.51">
            <text:p>6.51</text:p>
          </table:table-cell>
          <table:table-cell office:value-type="float" office:value="0.63">
            <text:p>0.63</text:p>
          </table:table-cell>
          <table:table-cell office:value-type="float" office:value="0.6288568779165076">
            <text:p>0.6288568779165076</text:p>
          </table:table-cell>
          <table:table-cell office:value-type="string" office:value="Midtbo2011,CreelEtal2022">
            <text:p>Midtbo2011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Poz-86477">
            <text:p>Poz-86477</text:p>
          </table:table-cell>
          <table:table-cell office:value-type="float" office:value="59.2146">
            <text:p>59.2146</text:p>
          </table:table-cell>
          <table:table-cell office:value-type="float" office:value="5.39">
            <text:p>5.39</text:p>
          </table:table-cell>
          <table:table-cell office:value-type="float" office:value="9940.0">
            <text:p>9940.0</text:p>
          </table:table-cell>
          <table:table-cell office:value-type="float" office:value="50.0">
            <text:p>50.0</text:p>
          </table:table-cell>
          <table:table-cell office:value-type="string" office:value="leaf fragments">
            <text:p>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1.72">
            <text:p>11.72</text:p>
          </table:table-cell>
          <table:table-cell office:value-type="float" office:value="0.38">
            <text:p>0.38</text:p>
          </table:table-cell>
          <table:table-cell office:value-type="float" office:value="0.3797133082760989">
            <text:p>0.3797133082760989</text:p>
          </table:table-cell>
          <table:table-cell office:value-type="string" office:value="Johnsen2017,CreelEtal2022">
            <text:p>Johnsen2017,CreelEtal2022</text:p>
          </table:table-cell>
        </table:table-row>
        <table:table-row>
          <table:table-cell office:value-type="string" office:value="Tysvaer">
            <text:p>Tysvaer</text:p>
          </table:table-cell>
          <table:table-cell office:value-type="string" office:value="radiocarbon">
            <text:p>radiocarbon</text:p>
          </table:table-cell>
          <table:table-cell office:value-type="string" office:value="T-8354A">
            <text:p>T-8354A</text:p>
          </table:table-cell>
          <table:table-cell office:value-type="float" office:value="59.2978">
            <text:p>59.2978</text:p>
          </table:table-cell>
          <table:table-cell office:value-type="float" office:value="5.48">
            <text:p>5.48</text:p>
          </table:table-cell>
          <table:table-cell office:value-type="float" office:value="3330.0">
            <text:p>3330.0</text:p>
          </table:table-cell>
          <table:table-cell office:value-type="float" office:value="110.0">
            <text:p>1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02">
            <text:p>5.02</text:p>
          </table:table-cell>
          <table:table-cell office:value-type="float" office:value="1.19">
            <text:p>1.19</text:p>
          </table:table-cell>
          <table:table-cell office:value-type="float" office:value="1.1903730778787924">
            <text:p>1.1903730778787924</text:p>
          </table:table-cell>
          <table:table-cell office:value-type="string" office:value="Thomsen1989,CreelEtal2022">
            <text:p>Thomsen1989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